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E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6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5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6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7" style:family="paragraph" style:parent-style-name="Contents_20_1">
      <style:paragraph-properties loext:contextual-spacing="false" fo:margin-top="0cm" fo:margin-bottom="0cm" fo:line-height="100%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5" style:family="paragraph" style:parent-style-name="Heading_20_5">
      <style:paragraph-properties loext:contextual-spacing="false" fo:margin-top="0cm" fo:margin-bottom="0cm" fo:line-height="100%"/>
    </style:style>
    <style:style style:name="P26" style:family="paragraph" style:parent-style-name="Heading_20_5">
      <style:paragraph-properties loext:contextual-spacing="false" fo:margin-top="0.847cm" fo:margin-bottom="0cm"/>
    </style:style>
    <style:style style:name="P27" style:family="paragraph" style:parent-style-name="Heading_20_5">
      <style:paragraph-properties loext:contextual-spacing="false" fo:margin-top="0.423cm" fo:margin-bottom="0cm"/>
    </style:style>
    <style:style style:name="P28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29" style:family="paragraph" style:parent-style-name="Heading_20_1">
      <style:paragraph-properties loext:contextual-spacing="false" fo:margin-top="0.423cm" fo:margin-bottom="0cm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">
      <style:paragraph-properties fo:text-align="center" style:justify-single-word="false" style:text-autospace="none"/>
      <style:text-properties fo:font-size="12pt" style:font-size-asian="12pt" style:font-size-complex="12pt"/>
    </style:style>
    <style:style style:name="P32" style:family="paragraph" style:parent-style-name="Standard" style:list-style-name="">
      <style:paragraph-properties fo:text-align="center" style:justify-single-word="false" style:text-autospace="none"/>
      <style:text-properties fo:font-size="12pt" fo:background-color="transparent" style:font-size-asian="12pt" style:font-size-complex="12pt"/>
    </style:style>
    <style:style style:name="P33" style:family="paragraph" style:parent-style-name="Standard" style:list-style-name="">
      <style:paragraph-properties fo:text-align="start" style:justify-single-word="false" style:text-autospace="none"/>
    </style:style>
    <style:style style:name="P34" style:family="paragraph" style:parent-style-name="Standard" style:list-style-name="">
      <style:paragraph-properties fo:text-align="end" style:justify-single-word="false" style:text-autospace="none"/>
    </style:style>
    <style:style style:name="P35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6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P37" style:family="paragraph" style:parent-style-name="Text_20_body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38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3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size-complex="13pt"/>
    </style:style>
    <style:style style:name="T16" style:family="text">
      <style:text-properties style:font-size-complex="12pt"/>
    </style:style>
    <style:style style:name="T17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8" style:family="text">
      <style:text-properties style:text-position="sub 58%" style:font-name="Times New Roman" fo:language="en" fo:country="US"/>
    </style:style>
    <style:style style:name="T19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2" style:family="text">
      <style:text-properties style:text-position="sub 58%" style:font-name="Times New Roman1" style:font-name-asian="Times New Roman" style:font-name-complex="Times New Roman"/>
    </style:style>
    <style:style style:name="T23" style:family="text">
      <style:text-properties fo:color="#000000" style:font-name="Times New Roman1" style:font-name-asian="Times New Roman" style:font-name-complex="Times New Roman"/>
    </style:style>
    <style:style style:name="T24" style:family="text">
      <style:text-properties fo:color="#000000" style:font-name-asian="Times New Roman" style:font-name-complex="Times New Roman"/>
    </style:style>
    <style:style style:name="T25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style:font-name-asian="Times New Roman" style:font-name-complex="Times New Roman"/>
    </style:style>
    <style:style style:name="T30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1" style:family="text">
      <style:text-properties fo:color="#000000" style:font-name="Times New Roman" style:text-underline-style="solid" style:text-underline-width="auto" style:text-underline-color="font-color"/>
    </style:style>
    <style:style style:name="T32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1" style:font-name-asian="Times New Roman" style:font-name-complex="Times New Roman"/>
    </style:style>
    <style:style style:name="T34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language="ru" fo:country="RU"/>
    </style:style>
    <style:style style:name="T37" style:family="text">
      <style:text-properties style:text-position="0% 100%" style:font-name="Times New Roman" fo:language="en" fo:country="US"/>
    </style:style>
    <style:style style:name="T3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9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1" style:family="text">
      <style:text-properties style:text-position="0% 100%"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0% 100%" style:font-name="Times New Roman1" fo:language="en" fo:country="US" style:font-name-asian="Times New Roman" style:font-name-complex="Times New Roman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13">Измерителя-сигнализатора СРК-АТ2327</text:p>
      <text:p text:style-name="P10"><text:span text:style-name="T2">Зав. № </text:span><text:span text:style-name="T8">451</text:span><text:span text:style-name="T2">.200</text:span></text:p>
      <text:p text:style-name="P11">принадлежащего _______________________</text:p>
      <text:p text:style-name="P6"/>
      <text:p text:style-name="P22"><text:span text:style-name="T1">Поверка проводилась</text:span> ___________________________________________________________</text:p>
      <text:p text:style-name="P17"><text:tab/>поверочный орган</text:p>
      <text:p text:style-name="P11">Условия поверки:</text:p>
      <text:p text:style-name="P7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7"><text:span text:style-name="T2">атмосферное давление <text:s/></text:span><text:span text:style-name="T7"><text:s/>99 кПа</text:span><text:span text:style-name="T2">;</text:span></text:p>
      <text:p text:style-name="P7"><text:span text:style-name="T2">внешний фон гамма-излучения <text:s/></text:span><text:span text:style-name="T7"><text:s text:c="2"/>0,08 мкЗв/ч</text:span><text:span text:style-name="T2">;</text:span></text:p>
      <text:p text:style-name="P8"/>
      <text:h text:style-name="P25" text:outline-level="5"><text:span text:style-name="T2">1</text:span><text:span text:style-name="T3">.</text:span><text:span text:style-name="T2"><text:tab/></text:span>Средства поверки</text:h>
      <text:p text:style-name="P9"/>
      <text:p text:style-name="P18">а)<text:tab/>Эталонные средства измерений:</text:p>
      <text:list xml:id="list1051677560628821072" text:style-name="WW8Num3">
        <text:list-item>
          <text:p text:style-name="P35"><text:span text:style-name="T28">установка </text:span><text:span text:style-name="T31">УПН-АТ140 №001</text:span><text:span text:style-name="T28"> с комплектом плутоний-бериллиевых источников быстрых нейтронов ИБН-8-6 №010, ИБН-8-3 №027 и с погрешностью аттестации </text:span><text:span text:style-name="T23">±</text:span><text:span text:style-name="T29">5%, <text:s text:c="3"/></text:span><text:span text:style-name="T32">св. № 210-1508/18 от 06.11.2018 ВНИИМ</text:span><text:span text:style-name="T29">; диапазон измерения мощности дозы нейтронного излучения от </text:span><text:span text:style-name="T30">1·10</text:span><text:span text:style-name="T25">-4</text:span><text:span text:style-name="T26"> </text:span><text:span text:style-name="T26">до 10 мЗв/ч; <text:s/>диапазон измерения п</text:span><text:span text:style-name="T30">лотности потока нейтронного излучения от 0,1 до 10</text:span><text:span text:style-name="T25">4</text:span><text:span text:style-name="T30"> с</text:span><text:span text:style-name="T25">-1</text:span><text:span text:style-name="T30">·см</text:span><text:span text:style-name="T25">-2</text:span><text:span text:style-name="T26">.</text:span></text:p>
        </text:list-item>
      </text:list>
      <text:p text:style-name="P19"><text:span text:style-name="T6">б)<text:tab/>Оборудование</text:span><text:span text:style-name="T5">:</text:span></text:p>
      <text:list xml:id="list8362589751786023403" text:style-name="WW8Num2">
        <text:list-item>
          <text:p text:style-name="P36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25" text:outline-level="5"><text:span text:style-name="T15">2</text:span><text:span text:style-name="T10">.</text:span><text:span text:style-name="T15"><text:tab/>Поверка блоков детектирования</text:span></text:h>
      <text:p text:style-name="P14"/>
      <text:p text:style-name="P20">а) <text:tab/>Внешний осмотр и опробование БД:</text:p>
      <text:list xml:id="list31573551" text:continue-numbering="true" text:style-name="WW8Num2">
        <text:list-item>
          <text:p text:style-name="P30">документация ________________________________________________________________</text:p>
        </text:list-item>
        <text:list-item>
          <text:p text:style-name="P30">отсутствие механических повреждений __________________________________________</text:p>
        </text:list-item>
        <text:list-item>
          <text:p text:style-name="P30">наличие четких маркировочных надписей на БД и контрольном источнике ____________</text:p>
        </text:list-item>
        <text:list-item>
          <text:p text:style-name="P30">контроль работоспособности ___________________________________________________</text:p>
          <text:p text:style-name="P30"/>
        </text:list-item>
      </text:list>
      <text:p text:style-name="P38">б)<text:tab/>Определение основной относительной погрешности измерения плотности потока нейтронного излучения прибора с БДКН-02</text:p>
      <text:p text:style-name="P15">Блок детектирования БДКН-02 зав № 451.203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3">Плотность потока в </text:p>
            <text:p text:style-name="P23"><text:span text:style-name="T9">i-</text:span><text:span text:style-name="T36">й конт-рольной точке, </text:span></text:p>
            <text:p text:style-name="P23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3">№ источ-ника</text:p>
          </table:table-cell>
          <table:table-cell table:style-name="Таблица4.A1" table:number-rows-spanned="2" office:value-type="string">
            <text:p text:style-name="P23">Расстоя-ние до источ-ника </text:p>
            <text:p text:style-name="P23"><text:span text:style-name="T9">R, </text:span><text:span text:style-name="T36">м</text:span></text:p>
          </table:table-cell>
          <table:table-cell table:style-name="Таблица4.A1" table:number-rows-spanned="2" office:value-type="string">
            <text:p text:style-name="P23">Значение коэффи-циента <text:span text:style-name="T9">B(R)</text:span><text:span text:style-name="T20">i</text:span></text:p>
          </table:table-cell>
          <table:table-cell table:style-name="Таблица4.A1" table:number-rows-spanned="2" office:value-type="string">
            <text:p text:style-name="P23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3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4.A1" table:number-rows-spanned="2" office:value-type="string">
            <text:p text:style-name="P23">Относи-тельная погреш-ность измере-ния </text:p>
            <text:p text:style-name="P23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4.H1" table:number-columns-spanned="2" office:value-type="string">
            <text:p text:style-name="P23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3">при поверке</text:p>
          </table:table-cell>
          <table:table-cell table:style-name="Таблица4.I2" office:value-type="string">
            <text:p text:style-name="P23">по ТУ</text:p>
          </table:table-cell>
        </table:table-row>
        <table:table-row>
          <table:table-cell table:style-name="Таблица4.H2" office:value-type="string">
            <text:p text:style-name="P23">фон</text:p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/>
          </table:table-cell>
          <table:table-cell table:style-name="Таблица4.E3" office:value-type="float" office:value="2.13">
            <text:p text:style-name="P31">2,13</text:p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/>
          </table:table-cell>
          <table:table-cell table:style-name="Таблица4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4.H2" office:value-type="string">
            <text:p text:style-name="P23">1,0-10 (5,9)</text:p>
          </table:table-cell>
          <table:table-cell table:style-name="Таблица4.H2" office:value-type="string">
            <text:p text:style-name="P23">ИБ<text:span text:style-name="T36">Н-8-3</text:span></text:p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>0,600</text:p>
          </table:table-cell>
          <table:table-cell table:style-name="Таблица4.E3" office:value-type="float" office:value="10.9">
            <text:p text:style-name="P32">10,9</text:p>
          </table:table-cell>
          <table:table-cell table:style-name="Таблица4.E3" office:value-type="float" office:value="5.3">
            <text:p text:style-name="P32">5,3</text:p>
          </table:table-cell>
          <table:table-cell table:style-name="Таблица4.E3" office:value-type="float" office:value="-10.8">
            <text:p text:style-name="P31">-10,8</text:p>
          </table:table-cell>
          <table:table-cell table:style-name="Таблица4.E3" office:value-type="float" office:value="13.1">
            <text:p text:style-name="P32">13,1</text:p>
          </table:table-cell>
          <table:covered-table-cell/>
        </table:table-row>
        <table:table-row>
          <table:table-cell table:style-name="Таблица4.H2" office:value-type="string">
            <text:p text:style-name="P23">20-100 (57)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>0,600</text:p>
          </table:table-cell>
          <table:table-cell table:style-name="Таблица4.E3" office:value-type="float" office:value="90.7">
            <text:p text:style-name="P32">90,7</text:p>
          </table:table-cell>
          <table:table-cell table:style-name="Таблица4.E3" office:value-type="float" office:value="54.4">
            <text:p text:style-name="P32">54,4</text:p>
          </table:table-cell>
          <table:table-cell table:style-name="Таблица4.E3" office:value-type="float" office:value="-4.5">
            <text:p text:style-name="P32">-4,5</text:p>
          </table:table-cell>
          <table:table-cell table:style-name="Таблица4.E3" office:value-type="float" office:value="7.4">
            <text:p text:style-name="P32">7,4</text:p>
          </table:table-cell>
          <table:covered-table-cell/>
        </table:table-row>
        <table:table-row>
          <table:table-cell table:style-name="Таблица4.H2" office:value-type="string">
            <text:p text:style-name="P23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1</text:p>
          </table:table-cell>
          <table:table-cell table:style-name="Таблица4.H2" office:value-type="string">
            <text:p text:style-name="P23">0,863</text:p>
          </table:table-cell>
          <table:table-cell table:style-name="Таблица4.E3" office:value-type="float" office:value="251">
            <text:p text:style-name="P31">251</text:p>
          </table:table-cell>
          <table:table-cell table:style-name="Таблица4.E3" office:value-type="float" office:value="216.6">
            <text:p text:style-name="P31">216,6</text:p>
          </table:table-cell>
          <table:table-cell table:style-name="Таблица4.E3" office:value-type="float" office:value="-7.8">
            <text:p text:style-name="P31">-7,8</text:p>
          </table:table-cell>
          <table:table-cell table:style-name="Таблица4.E3" office:value-type="float" office:value="10.2">
            <text:p text:style-name="P31">10,2</text:p>
          </table:table-cell>
          <table:covered-table-cell/>
        </table:table-row>
        <table:table-row>
          <table:table-cell table:style-name="Таблица4.H2" office:value-type="string">
            <text:p text:style-name="P23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0,5</text:p>
          </table:table-cell>
          <table:table-cell table:style-name="Таблица4.H2" office:value-type="string">
            <text:p text:style-name="P23">0,957</text:p>
          </table:table-cell>
          <table:table-cell table:style-name="Таблица4.E3" office:value-type="float" office:value="1036">
            <text:p text:style-name="P31">1036</text:p>
          </table:table-cell>
          <table:table-cell table:style-name="Таблица4.E3" office:value-type="float" office:value="991.5">
            <text:p text:style-name="P31">991,5</text:p>
          </table:table-cell>
          <table:table-cell table:style-name="Таблица4.E3" office:value-type="float" office:value="-2.7">
            <text:p text:style-name="P31">-2,7</text:p>
          </table:table-cell>
          <table:table-cell table:style-name="Таблица4.E3" office:value-type="float" office:value="6.3">
            <text:p text:style-name="P31">6,3</text:p>
          </table:table-cell>
          <table:covered-table-cell/>
        </table:table-row>
      </table:table>
      <text:h text:style-name="P26" text:outline-level="5"><text:soft-page-break/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29" text:outline-level="1"><text:span text:style-name="T16">Клеймо</text:span><text:span text:style-name="T14">-</text:span><text:span text:style-name="T16">наклейка<text:tab/>__________________________________________________________________</text:span></text:h>
      <text:h text:style-name="P27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3">Поверку провел ____________<text:tab/> (________________)</text:p>
      <text:p text:style-name="P5"><text:span text:style-name="T2"><text:tab/><text:tab/>“___”_____________20_</text:span><text:span text:style-name="T3">__</text:span><text:span text:style-name="T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12-13T11:38:05.57</dc:date>
    <meta:editing-cycles>40</meta:editing-cycles>
    <meta:editing-duration>PT8H31S</meta:editing-duration>
    <meta:generator>OpenOffice/4.1.4$Win32 OpenOffice.org_project/414m5$Build-9788</meta:generator>
    <meta:print-date>2018-12-13T11:33:12.59</meta:print-date>
    <meta:document-statistic meta:table-count="1" meta:image-count="0" meta:object-count="0" meta:page-count="2" meta:paragraph-count="82" meta:word-count="262" meta:character-count="2494"/>
    <meta:user-defined meta:name="MTWinEqns" meta:value-type="boolean">true</meta:user-defined>
  </office:meta>
</office:document-meta>
</file>